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a9ef"/>
    </style:style>
    <style:style style:name="P2" style:family="paragraph" style:parent-style-name="Standard">
      <style:paragraph-properties fo:text-align="center" style:justify-single-word="false"/>
      <style:text-properties fo:font-size="14pt" officeooo:rsid="000c6047" style:font-size-asian="14pt" style:font-size-complex="14pt"/>
    </style:style>
    <style:style style:name="P3" style:family="paragraph" style:parent-style-name="Standard">
      <style:text-properties officeooo:rsid="000c6047"/>
    </style:style>
    <style:style style:name="P4" style:family="paragraph" style:parent-style-name="Standard">
      <style:text-properties officeooo:rsid="000c6047" officeooo:paragraph-rsid="000c6047"/>
    </style:style>
    <style:style style:name="P5" style:family="paragraph" style:parent-style-name="Standard">
      <style:text-properties officeooo:rsid="000da9ef" officeooo:paragraph-rsid="000da9ef"/>
    </style:style>
    <style:style style:name="P6" style:family="paragraph" style:parent-style-name="Standard">
      <style:text-properties officeooo:rsid="000f480f" officeooo:paragraph-rsid="000da9ef"/>
    </style:style>
    <style:style style:name="P7" style:family="paragraph" style:parent-style-name="Standard">
      <style:text-properties officeooo:rsid="000f480f" officeooo:paragraph-rsid="000f480f"/>
    </style:style>
    <style:style style:name="P8" style:family="paragraph" style:parent-style-name="Standard">
      <style:text-properties officeooo:rsid="00106e41" officeooo:paragraph-rsid="00106e41"/>
    </style:style>
    <style:style style:name="P9" style:family="paragraph" style:parent-style-name="Standard">
      <style:text-properties officeooo:rsid="000f480f" officeooo:paragraph-rsid="00106e41"/>
    </style:style>
    <style:style style:name="P10" style:family="paragraph" style:parent-style-name="Standard">
      <style:text-properties officeooo:rsid="000f480f" officeooo:paragraph-rsid="0010b6a7"/>
    </style:style>
    <style:style style:name="T1" style:family="text">
      <style:text-properties officeooo:rsid="000da9ef"/>
    </style:style>
    <style:style style:name="T2" style:family="text">
      <style:text-properties officeooo:rsid="000f480f"/>
    </style:style>
    <style:style style:name="T3" style:family="text">
      <style:text-properties officeooo:rsid="00106e41"/>
    </style:style>
    <style:style style:name="T4" style:family="text">
      <style:text-properties officeooo:rsid="0010b6a7"/>
    </style:style>
    <style:style style:name="T5" style:family="text">
      <style:text-properties officeooo:rsid="00125f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deias para o projeto – The 3D Saga</text:p>
      <text:p text:style-name="P3"/>
      <text:p text:style-name="P4">- A partir de certa rotação do objeto no eixo Y a câmera seguirá a “frente” do objeto.</text:p>
      <text:p text:style-name="P5"/>
      <text:p text:style-name="P1"><text:span text:style-name="T1">- </text:span><text:span text:style-name="T2">A câmera também será movida pelo mouse.</text:span></text:p>
      <text:p text:style-name="P6"/>
      <text:p text:style-name="P7">- Criar os atributos constantes Acceleration e MaxSpeed, e também a CurrSpeed (currSpeed +or – = acceleration )), que a cada loop será atualizada para que mesmo que o player pare de mover o objeto ele possa desacelerar ao invés de simplesmente parar.</text:p>
      <text:p text:style-name="P7"/>
      <text:p text:style-name="P7">-</text:p>
      <text:p text:style-name="P7"/>
      <text:p text:style-name="P8">Bibliografia</text:p>
      <text:p text:style-name="P8"/>
      <text:p text:style-name="P9"><text:a xlink:type="simple" xlink:href="http://www.3dgameprogramming.net/tutorials/c-for-c-game-programmers/"><text:span text:style-name="T3">http://www.3dgameprogramming.net/tutorials/c-for-c-game-programmers/</text:span></text:a><text:span text:style-name="T3"> (C# and 3D programing)</text:span></text:p>
      <text:p text:style-name="P9"><text:span text:style-name="T3"/></text:p>
      <text:p text:style-name="P10"><text:span text:style-name="T4">Sobre matrizes rotacionais. </text:span><text:span text:style-name="T5">Esse site foi extremamente útil</text:span><text:span text:style-name="T4">.</text:span></text:p>
      <text:p text:style-name="P10"><text:span text:style-name="T4"/></text:p>
      <text:p text:style-name="P10"><text:a xlink:type="simple" xlink:href="http://stevehazen.wordpress.com/2010/02/15/matrix-basics-how-to-step-away-from-storing-an-orientation-as-3-angles/"><text:span text:style-name="T4">http://stevehazen.wordpress.com/2010/02/15/matrix-basics-how-to-step-away-from-storing-an-orientation-as-3-angles/</text:span></text:a></text:p>
      <text:p text:style-name="P10"><text:span text:style-name="T4"/></text:p>
      <text:p text:style-name="P10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9T05:04:56.02</meta:creation-date>
    <dc:date>2014-04-18T14:27:02.92</dc:date>
    <meta:editing-duration>PT2H47M25S</meta:editing-duration>
    <meta:editing-cycles>6</meta:editing-cycles>
    <meta:generator>LibreOffice/3.6$Windows_x86 LibreOffice_project/58f22d5-270d05a-e2abed1-ea17a85-9b5702</meta:generator>
    <meta:document-statistic meta:table-count="0" meta:image-count="0" meta:object-count="0" meta:page-count="1" meta:paragraph-count="9" meta:word-count="93" meta:character-count="690" meta:non-whitespace-character-count="606"/>
  </office:meta>
</office:document-meta>
</file>